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These instructions explain the requirements for Event 22, lifetime allowance charge file template.<text:s/>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8">
            <text:p>The template this document describes is new and differs to previous versions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1">
            <text:p>All fields must be completed.</text:p>
          </table:table-cell>
          <table:table-cell table:number-columns-repeated="2" table:style-name="ce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. ^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last name must only include letters, spaces or the symbols &amp; - ` ' . ^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6">
            <text:p>Tax year annual allowance was exceeded</text:p>
          </table:table-cell>
          <table:table-cell office:value-type="string" table:style-name="ce5">
            <text:p>In which tax year was the annual allowance exceeded?</text:p>
          </table:table-cell>
          <table:table-cell office:value-type="string" table:style-name="ce7">
            <text:p>Enter a valid tax year in the correct format, like 2020 to 2021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style-name="ro5">
          <table:table-cell office:value-type="string" table:style-name="ce7">
            <text:p>Pension input amounts</text:p>
          </table:table-cell>
          <table:table-cell office:value-type="string" table:style-name="ce7">
            <text:p>What is the total of the member's pension input amounts, for all arrangements, under the scheme for the tax year that the annual allowance was exceeded?</text:p>
          </table:table-cell>
          <table:table-cell office:value-type="string" table:style-name="ce5">
            <text:p>The total pension input amounts must be an amount of money, like 123.45 or 156.00 <text:s text:c="48"/>The total pension input amounts must include pence, like 123.45 or 156.00 <text:s text:c="70"/>The total pension input amounts must be £999999999.99 or less <text:s text:c="79"/>The total pension input amounts must exceed £0.01</text:p>
          </table:table-cell>
          <table:table-cell table:number-columns-repeated="16381"/>
        </table:table-row>
        <table:table-row table:style-name="ro2">
          <table:table-cell table:number-columns-spanned="3" table:number-rows-spanned="1" table:style-name="ce9"/>
          <table:covered-table-cell table:number-columns-repeated="2"/>
          <table:table-cell table:number-columns-repeated="16381"/>
        </table:table-row>
        <table:table-row table:number-rows-repeated="3" table:style-name="ro2">
          <table:table-cell table:number-columns-repeated="3" table:style-name="ce2"/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meta:initial-creator>Microsoft Office User</meta:initial-creator>
    <dc:creator>Microsoft Office User</dc:creator>
    <meta:creation-date>2023-02-01T15:32:54Z</meta:creation-date>
    <dc:date>2023-02-10T10:18:45Z</dc:date>
  </office:meta>
</office:document-meta>
</file>